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11d96" officeooo:paragraph-rsid="00045094"/>
    </style:style>
    <style:style style:name="T1" style:family="text">
      <style:text-properties officeooo:rsid="000319e8"/>
    </style:style>
    <style:style style:name="T2" style:family="text">
      <style:text-properties officeooo:rsid="000450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text:span text:style-name="T2">Assuming </text:span>that the deposit and withdraw operations are non-atomic, <text:span text:style-name="T2">p</text:span>otential race conditions <text:span text:style-name="T2">will arise</text:span> when the deposit and withdraw function are called concurrently <text:span text:style-name="T1">and execute near simultaneously. </text:span>For example, using the values provided by the homework assignment, both functions would read $250, update the value according to $200 or $350 depending on whether the operation is withdraw or deposit respectively. Order in the above steps do not matter, but depending on which function reaches the portion of the function that writes to the variable that tracks the amount in the back account last, the final written to the bank account amount will be $200 or $350, neither of which is the correct value. <text:span text:style-name="T2">The only situation in which race conditions will not occur is when the either function executes to completion before the other does. However, this is unlikely if the withdraw and deposit functions are to be called concurrently. The above can be prevented if the withdraw and deposit functions are atomic, meaning that a sequence of operations in the function will execute to completion without interruption. In this particular case, the sequence of reading, updating and writing the amount in the bank account can only be performed by one function at at a time. Assuming that the functions are atomic, the amount will always be $300 following a concurrent call to the withdraw and deposit function.</text:span></text:p>
      <text:p text:style-name="P1"/>
      <text:p text:style-name="P1"><text:span text:style-name="T2">2. <text:s/></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4:47:30.501764000</meta:creation-date>
    <dc:date>2015-10-14T22:55:38.359895000</dc:date>
    <meta:editing-duration>PT7H7M37S</meta:editing-duration>
    <meta:editing-cycles>1</meta:editing-cycles>
    <meta:document-statistic meta:table-count="0" meta:image-count="0" meta:object-count="0" meta:page-count="1" meta:paragraph-count="2" meta:word-count="230" meta:character-count="1411" meta:non-whitespace-character-count="1179"/>
    <meta:generator>LibreOffice/5.0.1.2$MacOSX_X86_64 LibreOffice_project/81898c9f5c0d43f3473ba111d7b351050be20261</meta:generator>
  </office:meta>
</office:document-meta>
</file>